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Accent_20_1" style:base-cell-address="Arkusz1.A1"/>
      <style:map style:condition="cell-content()=2" style:apply-style-name="Trawa" style:base-cell-address="Arkusz1.A1"/>
      <style:map style:condition="cell-content()=3" style:apply-style-name="Gracz" style:base-cell-address="Arkusz1.A1"/>
      <style:map style:condition="cell-content()=4" style:apply-style-name="Pilka" style:base-cell-address="Arkusz1.A1"/>
      <style:map style:condition="cell-content()=5" style:apply-style-name="Bramka" style:base-cell-address="Arkusz1.A1"/>
      <style:map style:condition="cell-content()=0" style:apply-style-name="Accent" style:base-cell-address="Arkusz1.A1"/>
    </style:style>
    <style:style style:name="ce5" style:family="table-cell" style:parent-style-name="Default">
      <style:map style:condition="cell-content()=1" style:apply-style-name="Accent_20_1" style:base-cell-address="Arkusz1.S8"/>
      <style:map style:condition="cell-content()=2" style:apply-style-name="Trawa" style:base-cell-address="Arkusz1.S8"/>
      <style:map style:condition="cell-content()=3" style:apply-style-name="Gracz" style:base-cell-address="Arkusz1.S8"/>
      <style:map style:condition="cell-content()=4" style:apply-style-name="Pilka" style:base-cell-address="Arkusz1.S8"/>
      <style:map style:condition="cell-content()=5" style:apply-style-name="Bramka" style:base-cell-address="Arkusz1.S8"/>
      <style:map style:condition="cell-content()=0" style:apply-style-name="Accent" style:base-cell-address="Arkusz1.S8"/>
    </style:style>
    <style:style style:name="ce6" style:family="table-cell" style:parent-style-name="Default">
      <style:map style:condition="cell-content()=1" style:apply-style-name="Accent_20_1" style:base-cell-address="Arkusz1.T8"/>
      <style:map style:condition="cell-content()=2" style:apply-style-name="Trawa" style:base-cell-address="Arkusz1.T8"/>
      <style:map style:condition="cell-content()=3" style:apply-style-name="Gracz" style:base-cell-address="Arkusz1.T8"/>
      <style:map style:condition="cell-content()=4" style:apply-style-name="Pilka" style:base-cell-address="Arkusz1.T8"/>
      <style:map style:condition="cell-content()=5" style:apply-style-name="Bramka" style:base-cell-address="Arkusz1.T8"/>
      <style:map style:condition="cell-content()=0" style:apply-style-name="Accent" style:base-cell-address="Arkusz1.T8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24" table:default-cell-style-name="Default"/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1" table:style-name="ce1" office:value-type="float" office:value="0" calcext:value-type="float">
            <text:p>0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number-columns-repeated="18"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rkusz1.A1:Arkusz1.R20">
            <calcext:condition calcext:apply-style-name="Accent 1" calcext:value="=1" calcext:base-cell-address="Arkusz1.A1"/>
            <calcext:condition calcext:apply-style-name="Trawa" calcext:value="=2" calcext:base-cell-address="Arkusz1.A1"/>
            <calcext:condition calcext:apply-style-name="Gracz" calcext:value="=3" calcext:base-cell-address="Arkusz1.A1"/>
            <calcext:condition calcext:apply-style-name="Pilka" calcext:value="=4" calcext:base-cell-address="Arkusz1.A1"/>
            <calcext:condition calcext:apply-style-name="Bramka" calcext:value="=5" calcext:base-cell-address="Arkusz1.A1"/>
            <calcext:condition calcext:apply-style-name="Accent" calcext:value="=0" calcext:base-cell-address="Arkusz1.A1"/>
            <calcext:condition calcext:apply-style-name="Kolce" calcext:value="begins-with(6)" calcext:base-cell-address="Arkusz1.A1"/>
          </calcext:conditional-format>
          <calcext:conditional-format calcext:target-range-address="Arkusz1.S1:Arkusz1.S20">
            <calcext:condition calcext:apply-style-name="Accent 1" calcext:value="=1" calcext:base-cell-address="Arkusz1.S8"/>
            <calcext:condition calcext:apply-style-name="Trawa" calcext:value="=2" calcext:base-cell-address="Arkusz1.S8"/>
            <calcext:condition calcext:apply-style-name="Gracz" calcext:value="=3" calcext:base-cell-address="Arkusz1.S8"/>
            <calcext:condition calcext:apply-style-name="Pilka" calcext:value="=4" calcext:base-cell-address="Arkusz1.S8"/>
            <calcext:condition calcext:apply-style-name="Bramka" calcext:value="=5" calcext:base-cell-address="Arkusz1.S8"/>
            <calcext:condition calcext:apply-style-name="Accent" calcext:value="=0" calcext:base-cell-address="Arkusz1.S8"/>
            <calcext:condition calcext:apply-style-name="Kolce" calcext:value="begins-with(6)" calcext:base-cell-address="Arkusz1.S8"/>
          </calcext:conditional-format>
          <calcext:conditional-format calcext:target-range-address="Arkusz1.T1:Arkusz1.AJ20">
            <calcext:condition calcext:apply-style-name="Accent 1" calcext:value="=1" calcext:base-cell-address="Arkusz1.T8"/>
            <calcext:condition calcext:apply-style-name="Trawa" calcext:value="=2" calcext:base-cell-address="Arkusz1.T8"/>
            <calcext:condition calcext:apply-style-name="Gracz" calcext:value="=3" calcext:base-cell-address="Arkusz1.T8"/>
            <calcext:condition calcext:apply-style-name="Pilka" calcext:value="=4" calcext:base-cell-address="Arkusz1.T8"/>
            <calcext:condition calcext:apply-style-name="Bramka" calcext:value="=5" calcext:base-cell-address="Arkusz1.T8"/>
            <calcext:condition calcext:apply-style-name="Accent" calcext:value="=0" calcext:base-cell-address="Arkusz1.T8"/>
            <calcext:condition calcext:apply-style-name="Kolce" calcext:value="begins-with(6)" calcext:base-cell-address="Arkusz1.T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awa" style:family="table-cell" style:parent-style-name="Default">
      <style:table-cell-properties fo:background-color="#009353"/>
    </style:style>
    <style:style style:name="Gracz" style:family="table-cell" style:parent-style-name="Default">
      <style:table-cell-properties fo:background-color="#0066b3"/>
    </style:style>
    <style:style style:name="Bramka" style:family="table-cell" style:parent-style-name="Default">
      <style:table-cell-properties fo:background-color="#fff450"/>
    </style:style>
    <style:style style:name="Pilka" style:family="table-cell" style:parent-style-name="Default">
      <style:table-cell-properties fo:background-color="#ed1c24"/>
    </style:style>
    <style:style style:name="Kolce" style:family="table-cell" style:parent-style-name="Default">
      <style:table-cell-properties fo:background-color="#80808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.00.0000</text:date>, <text:time style:data-style-name="N2" text:time-value="21:03:36.22035632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8:28:11.182104702</meta:creation-date>
    <dc:date>2020-04-21T21:17:35.493029010</dc:date>
    <meta:editing-duration>PT3H42M7S</meta:editing-duration>
    <meta:editing-cycles>39</meta:editing-cycles>
    <meta:generator>LibreOffice/6.0.7.3$Linux_X86_64 LibreOffice_project/00m0$Build-3</meta:generator>
    <meta:document-statistic meta:table-count="1" meta:cell-count="720" meta:object-count="0"/>
  </office:meta>
</office:document-meta>
</file>